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8CF69D4C356AFE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48CF69D4C356AFEA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heals on the Sabbath</text:span></text:p>
            <text:p text:style-name="P1"><text:span text:style-name="T2">(John </text:span><text:span text:style-name="T3">5:1-15</text:span><text:span text:style-name="T2">)</text:span></text:p>
            <text:p text:style-name="P1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7T14:51:14.185000000</dc:date>
    <meta:editing-duration>PT2H25M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